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47.41mm"/>
    </style:style>
    <style:style style:name="co11" style:family="table-column">
      <style:table-column-properties fo:break-before="auto" style:column-width="27.94mm"/>
    </style:style>
    <style:style style:name="co12" style:family="table-column">
      <style:table-column-properties fo:break-before="auto" style:column-width="154.31mm"/>
    </style:style>
    <style:style style:name="co13" style:family="table-column">
      <style:table-column-properties fo:break-before="auto" style:column-width="183.3mm"/>
    </style:style>
    <style:style style:name="co9" style:family="table-column">
      <style:table-column-properties fo:break-before="auto" style:column-width="23.71mm"/>
    </style:style>
    <style:style style:name="co1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22.65mm"/>
    </style:style>
    <style:style style:name="co15" style:family="table-column">
      <style:table-column-properties fo:break-before="auto" style:column-width="32.17mm"/>
    </style:style>
    <style:style style:name="co16" style:family="table-column">
      <style:table-column-properties fo:break-before="auto" style:column-width="62.02mm"/>
    </style:style>
    <style:style style:name="co17" style:family="table-column">
      <style:table-column-properties fo:break-before="auto" style:column-width="66.68mm"/>
    </style:style>
    <style:style style:name="co18" style:family="table-column">
      <style:table-column-properties fo:break-before="auto" style:column-width="103.51mm"/>
    </style:style>
    <style:style style:name="co19" style:family="table-column">
      <style:table-column-properties fo:break-before="auto" style:column-width="120.44mm"/>
    </style:style>
    <style:style style:name="co20" style:family="table-column">
      <style:table-column-properties fo:break-before="auto" style:column-width="74.08mm"/>
    </style:style>
    <style:style style:name="co21" style:family="table-column">
      <style:table-column-properties fo:break-before="auto" style:column-width="69.22mm"/>
    </style:style>
    <style:style style:name="co22" style:family="table-column">
      <style:table-column-properties fo:break-before="auto" style:column-width="33.02mm"/>
    </style:style>
    <style:style style:name="co23" style:family="table-column">
      <style:table-column-properties fo:break-before="auto" style:column-width="30.27mm"/>
    </style:style>
    <style:style style:name="co24" style:family="table-column">
      <style:table-column-properties fo:break-before="auto" style:column-width="41.49mm"/>
    </style:style>
    <style:style style:name="co25" style:family="table-column">
      <style:table-column-properties fo:break-before="auto" style:column-width="25.61mm"/>
    </style:style>
    <style:style style:name="co26" style:family="table-column">
      <style:table-column-properties fo:break-before="auto" style:column-width="193.0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Info_générales" table:style-name="ta1"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5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5" table:default-cell-style-name="ce3"/>
        <table:table-column table:style-name="co9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ypes primitifs</text:p>
          </table:table-cell>
          <table:table-cell table:style-name="ce8" office:value-type="string" calcext:value-type="string">
            <text:p>Abbréviation</text:p>
          </table:table-cell>
          <table:table-cell table:style-name="ce8" office:value-type="string" calcext:value-type="string">
            <text:p>Nombre d’octets</text:p>
          </table:table-cell>
          <table:table-cell table:style-name="ce9" office:value-type="string" calcext:value-type="string">
            <text:p>Nombre de bits</text:p>
          </table:table-cell>
          <table:table-cell/>
          <table:table-cell table:style-name="ce6" office:value-type="string" calcext:value-type="string">
            <text:p>Structure</text:p>
          </table:table-cell>
          <table:table-cell table:style-name="ce6" office:value-type="string" calcext:value-type="string">
            <text:p>Abbréviation</text:p>
          </table:table-cell>
          <table:table-cell table:style-name="ce6" office:value-type="string" calcext:value-type="string">
            <text:p>Composition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formula="of:=8*[Info_générales.C3]" office:value-type="float" office:value="32" calcext:value-type="float">
            <text:p>32</text:p>
          </table:table-cell>
          <table:table-cell/>
          <table:table-cell office:value-type="string" calcext:value-type="string">
            <text:p>TRAJECTORY_POIN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SITION_XYO (XYO) COURBURE (float) SPEED (float) STOP POINT (bool) END_OF_TRAJECTORY (boo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ed int</text:p>
          </table:table-cell>
          <table:table-cell office:value-type="string" calcext:value-type="string">
            <text:p>int32</text:p>
          </table:table-cell>
          <table:table-cell office:value-type="float" office:value="4" calcext:value-type="float">
            <text:p>4</text:p>
          </table:table-cell>
          <table:table-cell table:formula="of:=8*[Info_générales.C4]"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XYO</text:p>
          </table:table-cell>
          <table:table-cell office:value-type="string" calcext:value-type="string">
            <text:p>POSITION_X (int32) POSITION_Y (int32) ORIENTATION (floa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léen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formula="of:=8*[Info_générales.C5]" office:value-type="float" office:value="8" calcext:value-type="float">
            <text:p>8</text:p>
          </table:table-cell>
          <table:table-cell/>
          <table:table-cell office:value-type="string" calcext:value-type="string">
            <text:p>SENSORS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 ANGLE_GRUE (floa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table:formula="of:=8*[Info_générales.C6]"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Enum</text:p>
          </table:table-cell>
          <table:table-cell table:style-name="ce8" office:value-type="string" calcext:value-type="string">
            <text:p>Nom (valeur)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AT_MOUVEMENT</text:p>
          </table:table-cell>
          <table:table-cell office:value-type="string" calcext:value-type="string">
            <text:p>MOVE_OK (0x00)</text:p>
          </table:table-cell>
          <table:table-cell office:value-type="string" calcext:value-type="string">
            <text:p>Le robot est arrivé à destination (qui est un stop point), il n’a plus aucun point dans sa trajectoi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ERGENCY_BREAK (0x01)</text:p>
          </table:table-cell>
          <table:table-cell office:value-type="string" calcext:value-type="string">
            <text:p>Le robot a dû s’arrêter suite à une demande explicite du HL (STO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T_BLOCKED (0x02)</text:p>
          </table:table-cell>
          <table:table-cell office:value-type="string" calcext:value-type="string">
            <text:p>Le robot a dû s’arrêter à cause d’un blocage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_BLOCKED (0x04)</text:p>
          </table:table-cell>
          <table:table-cell office:value-type="string" calcext:value-type="string">
            <text:p>Le robot a dû s’arrêter à cause d’un blocage in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R_AWAY (0x08)</text:p>
          </table:table-cell>
          <table:table-cell office:value-type="string" calcext:value-type="string">
            <text:p>Le robot a dû s’arrêter car son écart à la trajectoire prévue est trop gra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TY_TRAJ (0x10)</text:p>
          </table:table-cell>
          <table:table-cell office:value-type="string" calcext:value-type="string">
            <text:p>Le robot n’a plus de points à parcourir. Soit la trajectoire était déjà vide, soit son dernier point n’était pas un « end of trajectory 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LEUR_ROBOT</text:p>
          </table:table-cell>
          <table:table-cell office:value-type="string" calcext:value-type="string">
            <text:p>ORANGE (0x00)</text:p>
          </table:table-cell>
          <table:table-cell office:value-type="string" calcext:value-type="string">
            <text:p>Le robot part du côté o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T (0x01)</text:p>
          </table:table-cell>
          <table:table-cell office:value-type="string" calcext:value-type="string">
            <text:p>Le robot part du côté ve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KNOWN (0x02)</text:p>
          </table:table-cell>
          <table:table-cell office:value-type="string" calcext:value-type="string">
            <text:p>Le robot ne sait pas de quelle couleur il e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E_RETOUR</text:p>
          </table:table-cell>
          <table:table-cell office:value-type="string" calcext:value-type="string">
            <text:p>SUCCESS (0x00)</text:p>
          </table:table-cell>
          <table:table-cell office:value-type="string" calcext:value-type="string">
            <text:p>La commande a fonctionné nominal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LURE (0x01)</text:p>
          </table:table-cell>
          <table:table-cell office:value-type="string" calcext:value-type="string">
            <text:p>La commande a rencontré un problè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ION_CONTROL_LEVEL</text:p>
          </table:table-cell>
          <table:table-cell office:value-type="string" calcext:value-type="string">
            <text:p>NONE (0x00)</text:p>
          </table:table-cell>
          <table:table-cell office:value-type="string" calcext:value-type="string">
            <text:p>Aucun moteur ne peut bou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WM_CONTROLLED (0x01)</text:p>
          </table:table-cell>
          <table:table-cell office:value-type="string" calcext:value-type="string">
            <text:p>Les PWM sont envoyés auw moteu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ED_CONTROLED (0x02)</text:p>
          </table:table-cell>
          <table:table-cell office:value-type="string" calcext:value-type="string">
            <text:p>Les PWM sont calculés par l'asservissement en vites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LATION_CONTROLLED (0x03)</text:p>
          </table:table-cell>
          <table:table-cell office:value-type="string" calcext:value-type="string">
            <text:p>La vitesse consigne est calculée par l'asservissement en transl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JECTORY_CONTROLLED (0x04)</text:p>
          </table:table-cell>
          <table:table-cell office:value-type="string" calcext:value-type="string">
            <text:p>La consigne en courbure et la distance à parcourir sont contrôlées par l'asservissement sur trajectoi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OR_TO_TEST</text:p>
          </table:table-cell>
          <table:table-cell office:value-type="string" calcext:value-type="string">
            <text:p>NONE (0x00)</text:p>
          </table:table-cell>
          <table:table-cell office:value-type="string" calcext:value-type="string">
            <text:p>Moteur auquel s'appliquent les ordres SET_PWM, SPEED_KP, etc…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NT_LEFT (0x0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NT_RIGHT (0x02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_LEFT (0x0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_RIGHT (0x04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Nom</text:p>
          </table:table-cell>
          <table:table-cell table:style-name="ce8" office:value-type="string" calcext:value-type="string">
            <text:p>Unité</text:p>
          </table:table-cell>
          <table:table-cell table:style-name="ce9" office:value-type="string" calcext:value-type="string">
            <text:p>Repè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epère trigo classique = celui d’INTe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_X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-1500 à 1500 (celui d’INTe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_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0 à 2000 (celui d’INTe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RBURE</text:p>
          </table:table-cell>
          <table:table-cell office:value-type="string" calcext:value-type="string">
            <text:p>m⁻¹</text:p>
          </table:table-cell>
          <table:table-cell office:value-type="string" calcext:value-type="string">
            <text:p>Positif : tourne vers la gauche. Négatif : tourne vers la droi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Positif : marche avant. Négatif : marche arrière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Format des données de capteur (int32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Valeurs réservé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apteur HS (débranché, brûlé, noyé, etc…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Pas de nouvelle mesure effectuée pour l'instant (si une valeur est nécessaire, utiliser celle donnée dans la trame précéd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Obstacle trop proche pour effectuer une mesure précise (si une valeur est nécessaire, utiliser le minimum qui ait du sens. <text:span text:style-name="T1">Non</text:span> utilisable pour un recalage dynamique sur bord de t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Aucun obstacle détecté, on fonçe !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utres vale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4 -&gt; MAX_INT32</text:p>
          </table:table-cell>
          <table:table-cell office:value-type="string" calcext:value-type="string">
            <text:p>Distance de l'obstacle détecté, en mm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ux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9" table:number-columns-repeated="1020" table:default-cell-style-name="ce3"/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Format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O_AND_SENSOR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SITION_XYO (XYO) COURBURE (float) TRAJECTORY_INDEX (int32) SENSORS (SSR)</text:p>
          </table:table-cell>
          <table:table-cell office:value-type="string" calcext:value-type="string">
            <text:p>Les données d’odométrie doivent être, dans la même mesure du possible, mesurées simultanément aux capteu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Y_ORDER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M_TRAJECTO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ED_PID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_PI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JECTORY_PID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ING_MG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PPING_MG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res_longs" table:style-name="ta2">
        <table:table-column table:style-name="co14" table:default-cell-style-name="ce3"/>
        <table:table-column table:style-name="co5" table:default-cell-style-name="ce3"/>
        <table:table-column table:style-name="co15" table:default-cell-style-name="ce3"/>
        <table:table-column table:style-name="co16" table:default-cell-style-name="ce3"/>
        <table:table-column table:style-name="co5" table:default-cell-style-name="ce3"/>
        <table:table-column table:style-name="co9" table:number-columns-repeated="1019" table:default-cell-style-name="ce3"/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Réponse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LLOW_TRAJECTORY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AT_FIN_TRAJECTOIRE (int32)</text:p>
          </table:table-cell>
          <table:table-cell office:value-type="string" calcext:value-type="string">
            <text:p>Le robot avance jusqu’à avoir parcouru tous les points de la trajectoire ou jusqu’à rencontrer un problè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0x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 robot doit s’arrêter dès que poss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IT_FOR_JUMPER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dès que le jumper est retiré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CHRONO_MATCH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au bout de 100s.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res_courts" table:style-name="ta2">
        <table:table-column table:style-name="co17" table:default-cell-style-name="ce3"/>
        <table:table-column table:style-name="co5" table:default-cell-style-name="ce3"/>
        <table:table-column table:style-name="co18" table:default-cell-style-name="ce3"/>
        <table:table-column table:style-name="co14" table:default-cell-style-name="ce3"/>
        <table:table-column table:style-name="co19" table:default-cell-style-name="ce3"/>
        <table:table-column table:style-name="co9" table:number-columns-repeated="1019" table:default-cell-style-name="ce3"/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Réponse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x00 (int32)</text:p>
          </table:table-cell>
          <table:table-cell office:value-type="string" calcext:value-type="string">
            <text:p>Permet de savoir si le LL est présent ou n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COLOR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ULEUR_ROBOT (enum)</text:p>
          </table:table-cell>
          <table:table-cell office:value-type="string" calcext:value-type="string">
            <text:p>Renvoie la couleur du rob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POSITION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ajouter le XYO en paramètre à son état actu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POSITION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remplacer son état actuel par le XYO en paramè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END_TRAJECTORY_POINTS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[TRAJECTORY_POINT, … ]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Ajoute tous les TRAJECTORY_POINT fournis à la suite de la trajectoire courant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TRAJECTORY_POINTS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INDEX (int32), [TRAJECTORY_POINT, … ]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Remplace les points à partir de l'index INDEX par les points donnés dans la trajectoire courante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x8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0x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ffiche dans le canal INFO les constantes d'asserviss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0x9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auvegarde les réglages courants dans l'EEPR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AD_DEFAULTS</text:p>
          </table:table-cell>
          <table:table-cell office:value-type="string" calcext:value-type="string">
            <text:p>0x9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établis les réglages par défaut à l'aide des données du code 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BATTERY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TERY_LEVEL (int32)</text:p>
          </table:table-cell>
          <table:table-cell office:value-type="string" calcext:value-type="string">
            <text:p>Renvoie le pourcentage de batterie res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CONTROL_LEVEL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MOTION_CONTROL_LEVEL (Enu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églage du niveau de contrôle de la position/vitesse/traject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MOTOR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MOTOR_TO_TEST (Enu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élection du moteur à régler et te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MANUAL_MOVE</text:p>
          </table:table-cell>
          <table:table-cell office:value-type="string" calcext:value-type="string">
            <text:p>0x9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émarre un mouvement, sans point de traject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PWM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PWM (int32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e PWM du moteur cou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MAX_SPEED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MAX_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vitesse (car si la transation n'est pas contrôlée, la consigne en vitesse est la vitesse maximal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DISTANCE_TO_DRIVE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DISTANCE_TO_DRIV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CURVATURE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courb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_CONSTANTS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KP (float) KI (float) KD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LATION_CONSTANTS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KP (float) KD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JECTORY_CONSTANTS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K1 (float) K2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ING_CONSTANTS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SENSIBILITY (float) RESPONSE_TIME (int32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PPING_CONSTANTS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STOPPED_SPEED (float) RESPONSE_TIME (int32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ACCELERATION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ACCELERATION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DECELERATION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DECELERATION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CURVATURE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3-17T10:41:51Z</meta:creation-date>
    <dc:date>2018-04-04T23:25:36.622864825</dc:date>
    <meta:editing-cycles>8</meta:editing-cycles>
    <meta:editing-duration>PT1H3M54S</meta:editing-duration>
    <meta:document-statistic meta:table-count="4" meta:cell-count="307" meta:object-count="0"/>
  </office:meta>
</office:document-meta>
</file>